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6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col1String</text:p>
          </table:table-cell>
          <table:table-cell table:style-name="Default" office:value-type="string">
            <text:p>col2Date</text:p>
          </table:table-cell>
          <table:table-cell office:value-type="string">
            <text:p>col3Integer</text:p>
          </table:table-cell>
          <table:table-cell office:value-type="string">
            <text:p>col4Decimal</text:p>
          </table:table-cell>
        </table:table-row>
        <table:table-row table:style-name="ro1">
          <table:table-cell office:value-type="string">
            <text:p>string1</text:p>
          </table:table-cell>
          <table:table-cell office:value-type="date" office:date-value="2014-12-16">
            <text:p>16/12/2014</text:p>
          </table:table-cell>
          <table:table-cell office:value-type="float" office:value="1">
            <text:p>1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 office:value-type="string">
            <text:p>string2</text:p>
          </table:table-cell>
          <table:table-cell office:value-type="date" office:date-value="2014-12-17">
            <text:p>17/12/2014</text:p>
          </table:table-cell>
          <table:table-cell office:value-type="float" office:value="2">
            <text:p>2</text:p>
          </table:table-cell>
          <table:table-cell office:value-type="float" office:value="12.02">
            <text:p>12.0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21/12/2014</text:date>, <text:time>08:5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l Nosworthy</meta:initial-creator>
    <meta:creation-date>2014-12-20T22:47:21</meta:creation-date>
    <dc:date>2014-12-21T08:56:24</dc:date>
    <dc:creator>Karl Nosworthy</dc:creator>
    <meta:editing-duration>PT5M16S</meta:editing-duration>
    <meta:editing-cycles>2</meta:editing-cycles>
    <meta:generator>OpenOffice/4.1.1$Unix OpenOffice.org_project/411m6$Build-9775</meta:generator>
    <meta:document-statistic meta:table-count="3" meta:cell-count="12" meta:object-count="0"/>
  </office:meta>
</office:document-meta>
</file>